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5" style:family="paragraph" style:parent-style-name="normal" style:list-style-name="WWNum1">
      <style:paragraph-properties fo:margin-left="2.54cm" fo:margin-right="0cm" fo:text-align="justify" style:justify-single-word="false" fo:text-indent="-0.635cm" style:auto-text-indent="false"/>
    </style:style>
    <style:style style:name="P6" style:family="paragraph" style:parent-style-name="normal" style:list-style-name="WWNum1">
      <style:paragraph-properties fo:margin-left="3.81cm" fo:margin-right="0cm" fo:text-align="justify" style:justify-single-word="false" fo:text-indent="-0.635cm" style:auto-text-indent="false"/>
    </style:style>
    <style:style style:name="P7" style:family="paragraph" style:parent-style-name="normal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8" style:family="paragraph" style:parent-style-name="normal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normal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10" style:family="paragraph" style:parent-style-name="normal">
      <style:paragraph-properties fo:text-align="justify" style:justify-single-word="false"/>
      <style:text-properties fo:color="#b7b7b7" loext:opacity="100%"/>
    </style:style>
    <style:style style:name="P11" style:family="paragraph" style:parent-style-name="normal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fo:color="#b7b7b7" loext:opacity="100%"/>
    </style:style>
    <style:style style:name="T8" style:family="text">
      <style:text-properties fo:color="#cccccc" loext:opacity="100%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ercício</text:span></text:p>
      <text:p text:style-name="P1"/>
      <text:p text:style-name="P3">O Programa de Assistência Dermatológica (PAD-UFES) oferece atendimento gratuito à população Capixaba para tratamento de lesões de pele, desde a triagem até a cirurgia, se necessário. Para gerenciar o atendimento aos pacientes, é necessário um software de cadastro dos pacientes, lesões e cirurgias dos mesmos. Crie um programa em C que cumpra as especificações descritas a seguir. </text:p>
      <text:p text:style-name="P3"/>
      <text:list xml:id="list1943458625" text:style-name="WWNum1">
        <text:list-item>
          <text:p text:style-name="P4">O software deve ser capaz de cadastrar até 100 pacientes</text:p>
        </text:list-item>
        <text:list-item>
          <text:p text:style-name="P4">Um paciente possui os seguintes atributos</text:p>
          <text:list>
            <text:list-item>
              <text:p text:style-name="P5">Nome (até 100 caracteres)</text:p>
            </text:list-item>
            <text:list-item>
              <text:p text:style-name="P5">Data de Nascimento (padrão dd/mm/aaaa)</text:p>
            </text:list-item>
            <text:list-item>
              <text:p text:style-name="P5">Cartão do SUS (padrão 000-0000-0000-0000)</text:p>
            </text:list-item>
            <text:list-item>
              <text:p text:style-name="P5">Gênero (masculino (M), feminino (F), outros (O))</text:p>
            </text:list-item>
          </text:list>
        </text:list-item>
        <text:list-item>
          <text:p text:style-name="P4">Um paciente pode ter até 10 lesões de pele</text:p>
        </text:list-item>
        <text:list-item>
          <text:p text:style-name="P4">Uma lesão possui as seguintes atributos</text:p>
          <text:list>
            <text:list-item>
              <text:p text:style-name="P5">Identificador único (até 10 caracteres, ex: L10, L100, etc)</text:p>
            </text:list-item>
            <text:list-item>
              <text:p text:style-name="P5">Diagnóstico (até 100 caracteres)</text:p>
            </text:list-item>
            <text:list-item>
              <text:p text:style-name="P5">Região do corpo (até 100 caracteres)</text:p>
            </text:list-item>
            <text:list-item>
              <text:p text:style-name="P5">Chance/Porcentagem de malignidade (inteiro de 0 a 100)</text:p>
            </text:list-item>
          </text:list>
        </text:list-item>
        <text:list-item>
          <text:p text:style-name="P4">Lesões que possuem mais 50% de chance de malignidade devem ser enviadas para cirurgia para remoção</text:p>
        </text:list-item>
        <text:list-item>
          <text:p text:style-name="P4">O software deve ser capaz de cadastrar pacientes e lesões</text:p>
          <text:list>
            <text:list-item>
              <text:p text:style-name="P5">O cadastro de pacientes é representado pela letra P e o de lesões pela L</text:p>
            </text:list-item>
            <text:list-item>
              <text:p text:style-name="P5">O vínculo entre lesão e paciente é feito pelo cartão do SUS e o identificador único da lesão</text:p>
            </text:list-item>
          </text:list>
        </text:list-item>
        <text:list-item>
          <text:p text:style-name="P4">Ao final do cadastro o software deve exibir na tela:</text:p>
          <text:list>
            <text:list-item>
              <text:p text:style-name="P5">Quantidade total de pacientes cadastrados</text:p>
            </text:list-item>
            <text:list-item>
              <text:p text:style-name="P5">Média de idade em anos (apenas parte inteira) de todos os pacientes cadastrados considerando a data de hoje (12/09/2023)</text:p>
            </text:list-item>
            <text:list-item>
              <text:p text:style-name="P5">Quantidade total de lesões cadastradas</text:p>
            </text:list-item>
            <text:list-item>
              <text:p text:style-name="P5">Quantidade total de cirurgias realizadas</text:p>
            </text:list-item>
            <text:list-item>
              <text:p text:style-name="P5">Lista de pacientes que possuem <text:span text:style-name="T4">pelo menos uma</text:span> lesão e a(s) lesão(ões) respectivamente, <text:span text:style-name="T4">por ordem de cadastro</text:span>. Por exemplo:</text:p>
              <text:list>
                <text:list-item>
                  <text:p text:style-name="P6">SON GOKU - L1 L50 L76</text:p>
                </text:list-item>
              </text:list>
            </text:list-item>
          </text:list>
        </text:list-item>
      </text:list>
      <text:p text:style-name="P3"/>
      <text:p text:style-name="P3"><text:span text:style-name="T5">Padrão de entrada</text:span></text:p>
      <text:p text:style-name="P3">O padrão de entrada sempre começa com o caractere identificador do cadastro. Esse caractere pode assumir os valores: P, para cadastrar um paciente; L, para cadastrar uma lesão, e F, para finalizar o cadastro. Todos os caracteres de todos os cadastros estarão em maiúsculo. Para cadastrar um paciente, o padrão será:</text:p>
      <text:p text:style-name="P3"/>
      <text:p text:style-name="P3"><text:span text:style-name="T6">P</text:span> <text:span text:style-name="T7">(Identificador de cadastro de paciente)</text:span></text:p>
      <text:p text:style-name="P3"><text:span text:style-name="T6">NOME</text:span> <text:span text:style-name="T7">(nome do paciente)</text:span></text:p>
      <text:p text:style-name="P3"><text:span text:style-name="T6">19/11/1974</text:span> <text:span text:style-name="T7">(data de nascimento do paciente)</text:span></text:p>
      <text:p text:style-name="P3"><text:span text:style-name="T6">123-1234-1234-1234</text:span> <text:span text:style-name="T8">(cartão do SUS do paciente)</text:span></text:p>
      <text:p text:style-name="P3"><text:span text:style-name="T6">O</text:span> <text:span text:style-name="T7">(gênero do paciente)</text:span></text:p>
      <text:p text:style-name="P10"><text:soft-page-break/></text:p>
      <text:p text:style-name="P3">Para cadastrar uma lesão, o padrão será:</text:p>
      <text:p text:style-name="P3"/>
      <text:p text:style-name="P3"><text:span text:style-name="T6">L</text:span> <text:span text:style-name="T7">(Identificador de cadastro de lesão)</text:span></text:p>
      <text:p text:style-name="P3"><text:span text:style-name="T6">123-1234-1234-1234</text:span> <text:span text:style-name="T7">(cartão do SUS do paciente em que a lesão deve ser vinculada)</text:span></text:p>
      <text:p text:style-name="P3"><text:span text:style-name="T6">L1</text:span> <text:span text:style-name="T7">(identificador único da lesão)</text:span></text:p>
      <text:p text:style-name="P3"><text:span text:style-name="T6">NEVO </text:span><text:span text:style-name="T8">(diagnóstico da lesão)</text:span></text:p>
      <text:p text:style-name="P3"><text:span text:style-name="T6">PEITORAL</text:span> <text:span text:style-name="T7">(região do corpo da lesão)</text:span></text:p>
      <text:p text:style-name="P3"><text:span text:style-name="T6">47</text:span> <text:span text:style-name="T7">(porcentagem de malignidade)</text:span></text:p>
      <text:p text:style-name="P10"/>
      <text:p text:style-name="P3"><text:span text:style-name="T4">Informações importantes:</text:span> </text:p>
      <text:list xml:id="list4133501723" text:style-name="WWNum2">
        <text:list-item>
          <text:p text:style-name="P7">Se uma lesão for vinculada a um cartão do SUS inexistente, seu programa deve ignorar a existência da mesma</text:p>
        </text:list-item>
        <text:list-item>
          <text:p text:style-name="P7">Considere que <text:span text:style-name="T4">não</text:span> haverá repetição nos identificadores únicos das lesões e no cartão do SUS</text:p>
        </text:list-item>
        <text:list-item>
          <text:p text:style-name="P7">Um exemplo de entrada e saída válido será disponibilizado</text:p>
        </text:list-item>
      </text:list>
      <text:p text:style-name="P10"/>
      <text:p text:style-name="P3"><text:span text:style-name="T5">Padrão de saída</text:span></text:p>
      <text:p text:style-name="P3">O padrão de saída esperado é exemplificado a seguir</text:p>
      <text:p text:style-name="P11"/>
      <text:p text:style-name="P3"><text:span text:style-name="T6">TOTAL PACIENTES: 3</text:span></text:p>
      <text:p text:style-name="P3"><text:span text:style-name="T6">MEDIA IDADE (ANOS): 64</text:span></text:p>
      <text:p text:style-name="P3"><text:span text:style-name="T6">TOTAL LESOES: 3</text:span></text:p>
      <text:p text:style-name="P3"><text:span text:style-name="T6">TOTAL CIRURGIAS: 2</text:span></text:p>
      <text:p text:style-name="P3"><text:span text:style-name="T6">LISTA DE PACIENTES:</text:span></text:p>
      <text:p text:style-name="P8"><text:span text:style-name="T6">- SON GOKU - L1 L3</text:span></text:p>
      <text:p text:style-name="P8"><text:span text:style-name="T6">- CASSIAN ANDOR - L7</text:span></text:p>
      <text:p text:style-name="P3"/>
      <text:p text:style-name="P3"><text:span text:style-name="T5">Regras gerais</text:span></text:p>
      <text:list xml:id="list2082869582" text:style-name="WWNum3">
        <text:list-item>
          <text:p text:style-name="P9"><text:span text:style-name="T9">Seu programa deve implementar pelo menos um TAD com </text:span><text:span text:style-name="T10">encapsulamento total simulado (opaco simulado)</text:span><text:span text:style-name="T9">. Em outras palavras, dados de estruturas não podem ser acessados diretamente fora do TAD</text:span></text:p>
        </text:list-item>
        <text:list-item>
          <text:p text:style-name="P9"><text:span text:style-name="T9">Você deve fornecer um </text:span><text:span text:style-name="T10">Makefile</text:span><text:span text:style-name="T9"> que gere um arquivo executável</text:span></text:p>
        </text:list-item>
        <text:list-item>
          <text:p text:style-name="P9"><text:span text:style-name="T9">Organização, modularização e boas práticas de programação são fundamentai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" meta:paragraph-count="56" meta:word-count="552" meta:character-count="3284" meta:non-whitespace-character-count="2815"/>
    <meta:generator>LibreOffice/7.3.7.2$Linux_X86_64 LibreOffice_project/30$Build-2</meta:generator>
  </office:meta>
</office:document-meta>
</file>